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2375in" fo:margin-top="0in" fo:margin-bottom="0in" table:align="left"/>
    </style:style>
    <style:style style:name="Table1.A" style:family="table-column">
      <style:table-column-properties style:column-width="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font-size="24pt" style:font-size-asian="24pt" style:font-size-complex="24pt"/>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text-align="center" style:justify-single-word="false"/>
      <style:text-properties fo:font-size="18pt" style:font-size-asian="18pt" style:font-size-complex="18pt"/>
    </style:style>
    <style:style style:name="P5"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6" style:family="paragraph" style:parent-style-name="Standard">
      <style:paragraph-properties fo:margin-top="0in" fo:margin-bottom="0in" loext:contextual-spacing="false" fo:line-height="115%"/>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in" loext:contextual-spacing="false" fo:line-height="115%"/>
      <style:text-properties fo:font-style="italic" style:font-style-asian="italic"/>
    </style:style>
    <style:style style:name="P9" style:family="paragraph" style:parent-style-name="Standard">
      <style:paragraph-properties fo:margin-left="0.25in" fo:margin-right="0in" fo:margin-top="0in" fo:margin-bottom="0in" loext:contextual-spacing="false" fo:text-indent="0in" style:auto-text-indent="false"/>
    </style:style>
    <style:style style:name="P10" style:family="paragraph" style:parent-style-name="Heading_20_1">
      <style:paragraph-properties fo:margin-top="0in" fo:margin-bottom="0.0835in" loext:contextual-spacing="false" fo:line-height="100%" fo:keep-together="auto" fo:keep-with-next="auto"/>
      <style:text-properties fo:font-size="14pt" fo:font-weight="bold" style:font-size-asian="14pt" style:font-weight-asian="bold" style:font-size-complex="14pt"/>
    </style:style>
    <style:style style:name="P11" style:family="paragraph" style:parent-style-name="Standard" style:master-page-name="Standard">
      <style:paragraph-properties fo:margin-top="0in" fo:margin-bottom="0in" loext:contextual-spacing="false" fo:text-align="center" style:justify-single-word="false" style:page-number="1"/>
      <style:text-properties fo:font-size="24pt" style:font-size-asian="24pt" style:font-size-complex="24pt"/>
    </style:style>
    <style:style style:name="P1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13" style:family="paragraph" style:parent-style-name="Standard" style:list-style-name="WWNum1">
      <style:paragraph-properties fo:margin-left="0.5in" fo:margin-right="0in" fo:margin-top="0in" fo:margin-bottom="0in" loext:contextual-spacing="true" fo:text-indent="-0.25in" style:auto-text-indent="false"/>
    </style:style>
    <style:style style:name="P14" style:family="paragraph" style:parent-style-name="Standard" style:list-style-name="WWNum2">
      <style:paragraph-properties fo:margin-left="0.5in" fo:margin-right="0in" fo:margin-top="0in" fo:margin-bottom="0in" loext:contextual-spacing="true" fo:line-height="115%" fo:text-indent="-0.25in" style:auto-text-indent="false"/>
    </style:style>
    <style:style style:name="P15" style:family="paragraph" style:parent-style-name="Standard" style:list-style-name="WWNum1">
      <style:paragraph-properties fo:margin-left="0.5in" fo:margin-right="0in" fo:margin-top="0in" fo:margin-bottom="0in" loext:contextual-spacing="true" fo:text-indent="-0.25in" style:auto-text-indent="false"/>
      <style:text-properties officeooo:rsid="0022350e" officeooo:paragraph-rsid="002451d3"/>
    </style:style>
    <style:style style:name="T1" style:family="text">
      <style:text-properties fo:font-size="14pt" fo:font-weight="bold" style:font-size-asian="14pt" style:font-weight-asian="bold" style:font-size-complex="14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text-position="super 58%"/>
    </style:style>
    <style:style style:name="T4" style:family="text">
      <style:text-properties fo:font-size="7pt" style:font-size-asian="7pt" style:font-size-complex="7pt"/>
    </style:style>
    <style:style style:name="T5" style:family="text">
      <style:text-properties officeooo:rsid="002451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amenwerkingscontract</text:p>
      <text:p text:style-name="P4">Groep 10</text:p>
      <text:p text:style-name="P2"/>
      <text:p text:style-name="P5">Financiën</text:p>
      <text:p text:style-name="P1">De kosten voor het gezamenlijke deel van de opdracht(en) worden gezamenlijk betaald, iedereen betaald evenveel.</text:p>
      <text:p text:style-name="P1"/>
      <text:p text:style-name="P10"><text:bookmark text:name="_n0n9cq4i4r60"/>Schades</text:p>
      <text:p text:style-name="P1">Het kan zijn dat er is iets kapot gaat, worden de kosten van het vervangen wordt in principe gedeeld door de groep tenzij er opzet of onverantwoordelijkheid in het spel is dan komen de kosten voor de persoon die de schade heeft aangericht.</text:p>
      <text:p text:style-name="P1"/>
      <text:p text:style-name="P5">Github afspraken</text:p>
      <text:list xml:id="list1905098119" text:style-name="WWNum1">
        <text:list-item>
          <text:p text:style-name="P13">Niet op de master werken. Je werkt altijd op een eigen kopie van de test branch.</text:p>
        </text:list-item>
        <text:list-item>
          <text:p text:style-name="P13">Gelieve geen word bestanden te uploaden zonder ook een pdf te uploaden.</text:p>
        </text:list-item>
        <text:list-item>
          <text:p text:style-name="P13">Commits moeten duidelijk beschrijven wat er is aangepast. Liever een paar woorden te veel dan te weinig.</text:p>
        </text:list-item>
        <text:list-item>
          <text:p text:style-name="P13">De repo van project 4 is geen zandbak om Git te testen.</text:p>
        </text:list-item>
        <text:list-item>
          <text:p text:style-name="P15">Directories zijn met kleine letters en underscores, en hebben een duidelijke naam.</text:p>
        </text:list-item>
        <text:list-item>
          <text:p text:style-name="P15"><text:span text:style-name="T5">Alle benamingen en commits moeten in het Nederlands.</text:span></text:p>
        </text:list-item>
      </text:list>
      <text:p text:style-name="P7"><text:s/></text:p>
      <text:p text:style-name="P5">Te laat bij afspraken</text:p>
      <text:p text:style-name="P1">Al onze afspraken worden in goed overleg gepland daarom wordt er van groepsleden verwacht dat ze op tijd zijn bij een afspraak (zowel deadlines als overleg) als een groepslid zonder goede <text:span text:style-name="T3">1</text:span> reden meer dan 5 minuten te laat is dan staat daar een consequentie tegen over. Deze consequentie is of 20 chicken mcnuggets of een taart (let op: cake is geen taart!), als er meerdere mensen te laat zijn moeten zij allebei iets mee nemen.</text:p>
      <text:p text:style-name="P7"><text:s/></text:p>
      <text:p text:style-name="P5">Afwezig bij afspraken</text:p>
      <text:p text:style-name="P1">Al onze afspraken worden in goed overleg gepland daarom wordt er van groepsleden verwacht dat ze bij afspraken aanwezig zijn. als een groepslid zonder goede reden<text:span text:style-name="T3">(1) </text:span>afwezig is bij een overleg staat daar een consequentie tegenover. Deze consequentie is of 40 chicken mcnuggets of twee taarten.</text:p>
      <text:p text:style-name="P9"/>
      <table:table table:name="Table1" table:style-name="Table1">
        <table:table-column table:style-name="Table1.A"/>
        <table:table-row table:style-name="Table1.1">
          <table:table-cell table:style-name="Table1.A1" office:value-type="string">
            <text:p text:style-name="P9">1)<text:span text:style-name="T4"> <text:s text:c="3"/></text:span>Redenen: Vooraf overleg, overlijdensgeval, niet rijdende of meer dan 15 min vertraagde treinen en/of metro’s, ziekte, de afgesproken vergaderlocatie is niet toegankelijk, zeer extreme weersomstandigheden, natuur- en/of kernramp(en), aanval(len) met chemische en/of biologische wapen(s), terroristische aanslag(en). </text:p>
          </table:table-cell>
        </table:table-row>
      </table:table>
      <text:p text:style-name="P5"/>
      <text:p text:style-name="P5"><text:soft-page-break/></text:p>
      <text:p text:style-name="P5"/>
      <text:p text:style-name="P1"><text:span text:style-name="T1">Communicatie</text:span><text:span text:style-name="T2"> </text:span></text:p>
      <text:p text:style-name="P1">Communiceer goed, dat betekent duidelijk en met respect durf anderen aan te spreken.</text:p>
      <text:p text:style-name="P1">Vraag hulp als je hulp nodig hebt.</text:p>
      <text:p text:style-name="P1">Geef op tijd aan als je wil stoppen met de studie en draag alle onderdelen van het project tijdig over aan een ander groepslid.</text:p>
      <text:p text:style-name="P7"><text:s/></text:p>
      <text:p text:style-name="P5">Producten</text:p>
      <text:p text:style-name="P1">Zorg dat je code goed leesbaar is door middel van juist in springen en comments, gebruik voor variable logisch benamingen.</text:p>
      <text:p text:style-name="P1"/>
      <text:p text:style-name="P5">Programmeren</text:p>
      <text:p text:style-name="P1">Niet iedereen is even goed in het programmeren, toch wordt er verwacht dat de code die geschreven wordt enigszins ergens op lijkt en werkzaam is. Lukt dit niet vraag om hulp.</text:p>
      <text:p text:style-name="P1"/>
      <text:p text:style-name="P6">Rolverdeling</text:p>
      <text:p text:style-name="P8">De rolverdeling staat netjes gedocumenteerd op Github, en ieder teamlid is gediend deze zo goed mogelijk uit te voeren.</text:p>
      <text:p text:style-name="P3"/>
      <text:list xml:id="list3615206978" text:style-name="WWNum2">
        <text:list-item>
          <text:p text:style-name="P14">Paul H. Organizator</text:p>
        </text:list-item>
        <text:list-item>
          <text:p text:style-name="P14">Paul W. Verbinder</text:p>
        </text:list-item>
        <text:list-item>
          <text:p text:style-name="P14">Gerard Expert</text:p>
        </text:list-item>
        <text:list-item>
          <text:p text:style-name="P14">Merijn Documentatie manager, onderzoeker</text:p>
        </text:list-item>
        <text:list-item>
          <text:p text:style-name="P14">Aron Tester</text:p>
        </text:list-item>
        <text:list-item>
          <text:p text:style-name="P14">Boas Kwaliteitsbewaker </text:p>
        </text:list-item>
        <text:list-item>
          <text:p text:style-name="P14">Floor Designer, expert</text:p>
        </text:list-item>
        <text:list-item>
          <text:p text:style-name="P14">Mohammed Desig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5-09T15:15:20.836484693</dc:date>
    <meta:editing-duration>PT17M57S</meta:editing-duration>
    <meta:editing-cycles>3</meta:editing-cycles>
    <meta:document-statistic meta:table-count="1" meta:image-count="0" meta:object-count="0" meta:page-count="2" meta:paragraph-count="39" meta:word-count="461" meta:character-count="2825" meta:non-whitespace-character-count="2405"/>
  </office:meta>
</office:document-meta>
</file>